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999999"/>
    </style:style>
    <style:style style:name="ce1" style:family="table-cell" style:parent-style-name="Default">
      <style:table-cell-properties fo:background-color="#dddddd"/>
    </style:style>
    <style:style style:name="ce14" style:family="table-cell" style:parent-style-name="Default" style:data-style-name="N0">
      <style:table-cell-properties fo:background-color="#999999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aa2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Name</text:p>
          </table:table-cell>
          <table:table-cell table:style-name="ce12" office:value-type="string" calcext:value-type="string">
            <text:p>Type</text:p>
          </table:table-cell>
          <table:table-cell table:style-name="ce12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o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<text:s/>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</table:table>
      <table:table table:name="Items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Name</text:p>
          </table:table-cell>
          <table:table-cell table:style-name="ce12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1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Alistair" calcext:value-type="string">
            <text:p>Port Alistair</text:p>
          </table:table-cell>
          <table:table-cell table:style-name="ce4" table:formula="of:=[.$B4]" office:value-type="string" office:string-value="Glum Hex" calcext:value-type="string">
            <text:p>Glum Hex</text:p>
          </table:table-cell>
          <table:table-cell table:style-name="ce4" table:formula="of:=[.B5]" office:value-type="string" office:string-value="Gas Mine 158" calcext:value-type="string">
            <text:p>Gas Mine 158</text:p>
          </table:table-cell>
          <table:table-cell table:style-name="ce4" table:formula="of:=[.B6]" office:value-type="string" office:string-value="Ambiguous  Lab" calcext:value-type="string">
            <text:p>Ambiguous <text:s/>Lab</text:p>
          </table:table-cell>
          <table:table-cell table:style-name="ce5" table:formula="of:=[.B7]" office:value-type="string" office:string-value="Kudrow Ore" calcext:value-type="string">
            <text:p>Kudrow Ore</text:p>
          </table:table-cell>
          <table:table-cell table:style-name="ce5" table:formula="of:=[.B8]" office:value-type="string" office:string-value="Mining Area 147" calcext:value-type="string">
            <text:p>Mining Area 147</text:p>
          </table:table-cell>
          <table:table-cell table:style-name="ce6" table:formula="of:=[.B9]" office:value-type="string" office:string-value="Hydro Harvest" calcext:value-type="string">
            <text:p>Hydro Harvest</text:p>
          </table:table-cell>
          <table:table-cell table:style-name="ce7" table:formula="of:=[.B10]" office:value-type="string" office:string-value="Hikers Research" calcext:value-type="string">
            <text:p>Hikers Research</text:p>
          </table:table-cell>
          <table:table-cell table:style-name="ce7" table:formula="of:=[.B11]" office:value-type="string" office:string-value="Oasis Depot" calcext:value-type="string">
            <text:p>Oasis Depot</text:p>
          </table:table-cell>
          <table:table-cell table:style-name="ce8" table:formula="of:=[.B12]" office:value-type="string" office:string-value="LKRM-Highdust" calcext:value-type="string">
            <text:p>LKRM-Highdust</text:p>
          </table:table-cell>
          <table:table-cell table:style-name="ce8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9" table:formula="of:=[.B15]" office:value-type="string" office:string-value="Lourvil" calcext:value-type="string">
            <text:p>Lourvil</text:p>
          </table:table-cell>
          <table:table-cell table:style-name="ce10" table:formula="of:=[.B16]" office:value-type="string" office:string-value="LKRM-Westforge" calcext:value-type="string">
            <text:p>LKRM-Westforge</text:p>
          </table:table-cell>
          <table:table-cell table:style-name="ce24" table:formula="of:=[.B17]" office:value-type="string" office:string-value="LKRM-Sandy" calcext:value-type="string">
            <text:p>LKRM-Sandy</text:p>
          </table:table-cell>
          <table:table-cell table:style-name="ce3" table:formula="of:=[.B18]" office:value-type="string" office:string-value="Cloud City" calcext:value-type="string">
            <text:p>Cloud City</text:p>
          </table:table-cell>
          <table:table-cell table:style-name="ce5" table:formula="of:=[.B19]" office:value-type="string" office:string-value="Area 64" calcext:value-type="string">
            <text:p>Area 64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$Locations.B5]" office:value-type="string" office:string-value="Ambiguous  Lab" calcext:value-type="string">
            <text:p>Ambiguous <text:s/>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3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3" office:value-type="string" calcext:value-type="string">
            <text:p>Agricium</text:p>
          </table:table-cell>
          <table:table-cell table:style-name="ce3" office:value-type="string" calcext:value-type="string">
            <text:p>Agricult Sup</text:p>
          </table:table-cell>
          <table:table-cell table:style-name="ce3" office:value-type="string" calcext:value-type="string">
            <text:p>Altru Toxine</text:p>
          </table:table-cell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Astatine</text:p>
          </table:table-cell>
          <table:table-cell table:style-name="ce3" office:value-type="string" calcext:value-type="string">
            <text:p>Beryl</text:p>
          </table:table-cell>
          <table:table-cell table:style-name="ce3" office:value-type="string" calcext:value-type="string">
            <text:p>Chlorine</text:p>
          </table:table-cell>
          <table:table-cell table:style-name="ce3" office:value-type="string" calcext:value-type="string">
            <text:p>Corundum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Spirits</text:p>
          </table:table-cell>
          <table:table-cell table:style-name="ce3" office:value-type="string" calcext:value-type="string">
            <text:p>Fluorine</text:p>
          </table:table-cell>
          <table:table-cell table:style-name="ce3" office:value-type="string" calcext:value-type="string">
            <text:p>Gold</text:p>
          </table:table-cell>
          <table:table-cell table:style-name="ce3" office:value-type="string" calcext:value-type="string">
            <text:p>Hydrogen</text:p>
          </table:table-cell>
          <table:table-cell table:style-name="ce3" office:value-type="string" calcext:value-type="string">
            <text:p>Iodine</text:p>
          </table:table-cell>
          <table:table-cell table:style-name="ce3" office:value-type="string" calcext:value-type="string">
            <text:p>Laranite</text:p>
          </table:table-cell>
          <table:table-cell table:style-name="ce3" office:value-type="string" calcext:value-type="string">
            <text:p>Medical Sup.</text:p>
          </table:table-cell>
          <table:table-cell table:style-name="ce3" office:value-type="string" calcext:value-type="string">
            <text:p>Processed Food</text:p>
          </table:table-cell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Scrap</text:p>
          </table:table-cell>
          <table:table-cell table:style-name="ce3" office:value-type="string" calcext:value-type="string">
            <text:p>Stims</text:p>
          </table:table-cell>
          <table:table-cell table:style-name="ce3" office:value-type="string" calcext:value-type="string">
            <text:p>Titanium</text:p>
          </table:table-cell>
          <table:table-cell table:style-name="ce3" office:value-type="string" calcext:value-type="string">
            <text:p>Tungsten</text:p>
          </table:table-cell>
          <table:table-cell table:style-name="ce3" office:value-type="string" calcext:value-type="string">
            <text:p>Waste</text:p>
          </table:table-cell>
          <table:table-cell table:style-name="ce3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4" calcext:value-type="float">
            <text:p>14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7" calcext:value-type="float">
            <text:p>7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2" calcext:value-type="float">
            <text:p>12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10" calcext:value-type="float">
            <text:p>10</text:p>
          </table:table-cell>
          <table:table-cell table:formula="of:=COUNTIF([.AA7:.AA33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15" calcext:value-type="float">
            <text:p>15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95" calcext:value-type="float">
            <text:p>19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7" calcext:value-type="float">
            <text:p>7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25" calcext:value-type="float">
            <text:p>2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 Lab" calcext:value-type="string">
            <text:p>Ambiguous <text:s/>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1:.AA11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9.5*[.$C$1])"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formula="of:=ROUND(3.55*[.$C$1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0" calcext:value-type="float">
            <text:p>0</text:p>
          </table:table-cell>
          <table:table-cell table:formula="of:=[Distance.B20]" office:value-type="float" office:value="0" calcext:value-type="float">
            <text:p>0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1]" office:value-type="float" office:value="0" calcext:value-type="float">
            <text:p>0</text:p>
          </table:table-cell>
          <table:table-cell table:formula="of:=[Distance.B21]" office:value-type="float" office:value="0" calcext:value-type="float">
            <text:p>0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2]" office:value-type="float" office:value="0" calcext:value-type="float">
            <text:p>0</text:p>
          </table:table-cell>
          <table:table-cell table:formula="of:=[Distance.B22]" office:value-type="float" office:value="0" calcext:value-type="float">
            <text:p>0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3]" office:value-type="float" office:value="0" calcext:value-type="float">
            <text:p>0</text:p>
          </table:table-cell>
          <table:table-cell table:formula="of:=[Distance.B23]" office:value-type="float" office:value="0" calcext:value-type="float">
            <text:p>0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4]" office:value-type="float" office:value="0" calcext:value-type="float">
            <text:p>0</text:p>
          </table:table-cell>
          <table:table-cell table:formula="of:=[Distance.B24]" office:value-type="float" office:value="0" calcext:value-type="float">
            <text:p>0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5]" office:value-type="float" office:value="0" calcext:value-type="float">
            <text:p>0</text:p>
          </table:table-cell>
          <table:table-cell table:formula="of:=[Distance.B25]" office:value-type="float" office:value="0" calcext:value-type="float">
            <text:p>0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9" table:default-cell-style-name="ce3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 Lab" calcext:value-type="string">
            <text:p>Ambiguous <text:s/>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Array Price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30,0,61,0,0,281,170,0,0,0,34,83,39,1,0," calcext:value-type="string">
            <text:p>0,0,0,0,83,43,0,25,69,30,0,61,0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0,0,0,180,0,0,10,0,0,39,1,150," calcext:value-type="string">
            <text:p>256,0,116,0,83,43,0,0,69,30,0,61,0,0,0,180,0,0,10,0,0,39,1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11,0,0,180,14,0,0,34,0,0,1,146," calcext:value-type="string">
            <text:p>0,12,97,0,0,0,17,0,0,30,0,0,11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240," calcext:value-type="string">
            <text:p>245,0,118,0,0,42,0,0,0,30,0,57,0,0,0,178,14,13,0,34,0,37,1,24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0,0,291,195,0,0,0,0,78,47,0,280," calcext:value-type="string">
            <text:p>205,0,125,0,78,49,0,0,46,38,0,61,0,0,291,195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36,0,61,0,0,291,181,0,0,20,0,89,47,0,249," calcext:value-type="string">
            <text:p>0,0,0,22,73,38,0,0,44,36,0,61,0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1000,0,0,0,0,0,5000,0,0,0,5000,2000,0,10000,0," calcext:value-type="string">
            <text:p>0,0,0,0,5000,5000,0,5000,0,1000,0,0,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10000,0," calcext:value-type="string">
            <text:p>0,0,0,0,0,0,0,0,0,0,0,0,0,0,0,0,0,0,0,0,0,0,1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0,0,0,0,0,0,2500,0,0,0,10000,0," calcext:value-type="string">
            <text:p>0,2500,0,0,0,0,0,0,0,0,0,0,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0,0,5000,1000,0,0,0,0,5000,2000,0,0," calcext:value-type="string">
            <text:p>5000,0,0,0,5000,5000,0,0,5000,100,0,500,0,0,5000,100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1000,0,1000,0,0,1000,1000,0,0,0,0,1000,1000,0,0," calcext:value-type="string">
            <text:p>1000,0,0,0,1000,1000,0,0,1000,1000,0,1000,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,500,500,500,500,0,0,500,500,0,0,0" calcext:value-type="string">
            <text:p>0,0,0,500,0,0,500,500,0,500,500,0,500,500,500,500,500,0,0,500,50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7:11:07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8T23:55:09.226000000</dc:date>
    <meta:editing-duration>P2DT7H52M57S</meta:editing-duration>
    <meta:editing-cycles>64</meta:editing-cycles>
    <meta:generator>LibreOffice/6.0.7.3$Windows_X86_64 LibreOffice_project/dc89aa7a9eabfd848af146d5086077aeed2ae4a5</meta:generator>
    <meta:document-statistic meta:table-count="8" meta:cell-count="1732" meta:object-count="0"/>
  </office:meta>
</office:document-meta>
</file>